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97e74"/>
    </style:style>
    <style:style style:name="P2" style:family="paragraph" style:parent-style-name="Standard">
      <style:text-properties officeooo:paragraph-rsid="001b78ac"/>
    </style:style>
    <style:style style:name="P3" style:family="paragraph" style:parent-style-name="Standard">
      <style:text-properties officeooo:paragraph-rsid="001cc689"/>
    </style:style>
    <style:style style:name="P4" style:family="paragraph" style:parent-style-name="Standard">
      <style:text-properties officeooo:rsid="002096ff" officeooo:paragraph-rsid="002147a9"/>
    </style:style>
    <style:style style:name="P5" style:family="paragraph" style:parent-style-name="Standard">
      <style:text-properties officeooo:rsid="002180b1" officeooo:paragraph-rsid="002147a9"/>
    </style:style>
    <style:style style:name="P6" style:family="paragraph" style:parent-style-name="Standard">
      <style:text-properties officeooo:paragraph-rsid="002147a9"/>
    </style:style>
    <style:style style:name="P7" style:family="paragraph" style:parent-style-name="Standard">
      <style:text-properties officeooo:paragraph-rsid="00235e85"/>
    </style:style>
    <style:style style:name="P8" style:family="paragraph" style:parent-style-name="Standard">
      <style:paragraph-properties style:writing-mode="lr-tb"/>
      <style:text-properties officeooo:paragraph-rsid="00235e85"/>
    </style:style>
    <style:style style:name="P9" style:family="paragraph" style:parent-style-name="Standard" style:master-page-name="Standard">
      <style:paragraph-properties style:page-number="auto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82571"/>
    </style:style>
    <style:style style:name="T3" style:family="text">
      <style:text-properties officeooo:rsid="002180b1"/>
    </style:style>
    <style:style style:name="T4" style:family="text">
      <style:text-properties officeooo:rsid="00279561"/>
    </style:style>
    <style:style style:name="T5" style:family="text">
      <style:text-properties officeooo:rsid="0028a492"/>
    </style:style>
    <style:style style:name="T6" style:family="text">
      <style:text-properties officeooo:rsid="00291842"/>
    </style:style>
    <style:style style:name="T7" style:family="text">
      <style:text-properties officeooo:rsid="0022246f"/>
    </style:style>
    <style:style style:name="T8" style:family="text">
      <style:text-properties officeooo:rsid="00235e85"/>
    </style:style>
    <style:style style:name="T9" style:family="text">
      <style:text-properties officeooo:rsid="00255292"/>
    </style:style>
    <style:style style:name="T10" style:family="text">
      <style:text-properties officeooo:rsid="0027149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/* all done final*/</text:p>
      <text:p text:style-name="Standard"/>
      <text:p text:style-name="Standard">Create database ebay<text:span text:style-name="T9">test</text:span>;</text:p>
      <text:p text:style-name="Standard"/>
      <text:p text:style-name="Standard">use ebay<text:span text:style-name="T10">test</text:span>;</text:p>
      <text:p text:style-name="Standard"/>
      <text:p text:style-name="Standard">/* Category table - <text:s/>*/</text:p>
      <text:p text:style-name="Standard"/>
      <text:p text:style-name="P1">CREATE TABLE category (</text:p>
      <text:p text:style-name="P1"><text:s text:c="2"/>category_id INT NOT NULL AUTO_INCREMENT,</text:p>
      <text:p text:style-name="P1"><text:s text:c="2"/>category_name VARCHAR(100) NOT NULL,</text:p>
      <text:p text:style-name="P1"><text:s text:c="2"/>PRIMARY KEY (category_id));</text:p>
      <text:p text:style-name="Standard"/>
      <text:p text:style-name="Standard">/* sub- category table- */</text:p>
      <text:p text:style-name="Standard"/>
      <text:p text:style-name="P2">CREATE TABLE sub_category (</text:p>
      <text:p text:style-name="P2"><text:s text:c="2"/>sub_category_id INT NOT NULL AUTO_INCREMENT,</text:p>
      <text:p text:style-name="P2"><text:s text:c="2"/>category_id INT NOT NULL,</text:p>
      <text:p text:style-name="P2"><text:s text:c="2"/>sub_category_name VARCHAR(100) NOT NULL,</text:p>
      <text:p text:style-name="P2"><text:s text:c="2"/>PRIMARY KEY (sub_category_id),</text:p>
      <text:p text:style-name="P2"><text:s text:c="2"/>foreign key(category_id) references category(category_id) ON DELETE CASCADE</text:p>
      <text:p text:style-name="P2"><text:s text:c="2"/>);</text:p>
      <text:p text:style-name="Standard"/>
      <text:p text:style-name="Standard"><text:bookmark-start text:name="__DdeLink__293_1594000491"/>/* user is buyer and seller both<text:bookmark-end text:name="__DdeLink__293_1594000491"/> */</text:p>
      <text:p text:style-name="Standard"/>
      <text:p text:style-name="P3">CREATE TABLE user (</text:p>
      <text:p text:style-name="P3"><text:s text:c="2"/>user_id INT NOT NULL AUTO_INCREMENT,</text:p>
      <text:p text:style-name="P3"><text:s text:c="2"/>user_fname VARCHAR(100) NOT NULL,</text:p>
      <text:p text:style-name="P3"><text:s text:c="2"/>user_lname VARCHAR(100) NOT NULL,</text:p>
      <text:p text:style-name="P3"><text:s text:c="2"/>user_email VARCHAR(255) NOT NULL,</text:p>
      <text:p text:style-name="P3"><text:s text:c="2"/>user_password VARCHAR(150) NOT NULL,</text:p>
      <text:p text:style-name="P3"><text:s text:c="2"/>user_country VARCHAR(100) default 'India',</text:p>
      <text:p text:style-name="P3"><text:s text:c="2"/>user_address VARCHAR(255),</text:p>
      <text:p text:style-name="P3"><text:s text:c="2"/>user_city VARCHAR(255),</text:p>
      <text:p text:style-name="P3"><text:s text:c="2"/>user_state VARCHAR(200),</text:p>
      <text:p text:style-name="P3"><text:s text:c="2"/>user_pincode INT default 8888,</text:p>
      <text:p text:style-name="P3"><text:s text:c="2"/>user_phone VARCHAR(50),</text:p>
      <text:p text:style-name="P3"><text:s text:c="2"/>PRIMARY KEY (user_id)</text:p>
      <text:p text:style-name="P3"><text:s text:c="2"/>)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/* product table- <text:s/>stable*/ </text:p>
      <text:p text:style-name="Standard"><text:soft-page-break/></text:p>
      <text:p text:style-name="Standard">CREATE TABLE product (</text:p>
      <text:p text:style-name="Standard">product_id INT NOT NULL AUTO_INCREMENT, <text:s/></text:p>
      <text:p text:style-name="Standard">sub_category_id INT NOT NULL,</text:p>
      <text:p text:style-name="Standard">category_id INT NOT NULL,</text:p>
      <text:p text:style-name="Standard">user_id INT NOT NULL,</text:p>
      <text:p text:style-name="Standard">product_name VARCHAR(255) NOT NULL,</text:p>
      <text:p text:style-name="Standard">product_price INT NOT NULL,</text:p>
      <text:p text:style-name="Standard">product_discount INT,</text:p>
      <text:p text:style-name="Standard">product_condition VARCHAR(100) NOT NULL,</text:p>
      <text:p text:style-name="Standard">product_shipping VARCHAR(100) NOT NULL,</text:p>
      <text:p text:style-name="Standard">product_sold_quantity INT,</text:p>
      <text:p text:style-name="Standard">product_img_url VARCHAR(255) NOT NULL,</text:p>
      <text:p text:style-name="Standard">product_available_quantity INT NOT NULL,</text:p>
      <text:p text:style-name="Standard">product_description VARCHAR(432),</text:p>
      <text:p text:style-name="Standard">product_rating <text:s/>INT ,</text:p>
      <text:p text:style-name="Standard">deal varchar(255),</text:p>
      <text:p text:style-name="Standard">brand varchar(255),</text:p>
      <text:p text:style-name="Standard">color varchar(255),</text:p>
      <text:p text:style-name="Standard">screen_size varchar(255),</text:p>
      <text:p text:style-name="Standard">processor varchar(255),</text:p>
      <text:p text:style-name="Standard">storage varchar(255),</text:p>
      <text:p text:style-name="Standard">warranty varchar(255),</text:p>
      <text:p text:style-name="Standard">operating_system varchar(255),</text:p>
      <text:p text:style-name="Standard">product_year INT,</text:p>
      <text:p text:style-name="Standard">gender varchar(255),</text:p>
      <text:p text:style-name="Standard">applicable varchar(255),</text:p>
      <text:p text:style-name="Standard">material varchar(255),</text:p>
      <text:p text:style-name="Standard">clothing_size varchar(255),</text:p>
      <text:p text:style-name="Standard">style varchar(255),</text:p>
      <text:p text:style-name="Standard">warranty_type varchar(255),</text:p>
      <text:p text:style-name="Standard">card_class varchar(255),</text:p>
      <text:p text:style-name="Standard"><text:s/>a1 varchar(255),</text:p>
      <text:p text:style-name="Standard"><text:s/>a2 varchar(255),</text:p>
      <text:p text:style-name="Standard"><text:s/>a3 varchar(255),</text:p>
      <text:p text:style-name="Standard"><text:s/>a4 varchar(255),</text:p>
      <text:p text:style-name="Standard"><text:s/>a5 varchar(255),</text:p>
      <text:p text:style-name="Standard"><text:s/>a6 varchar(255),</text:p>
      <text:p text:style-name="Standard"><text:s/>a7 varchar(255),</text:p>
      <text:p text:style-name="Standard"><text:s/>a8 varchar(255),</text:p>
      <text:p text:style-name="Standard"><text:s/></text:p>
      <text:p text:style-name="Standard"><text:s text:c="2"/>PRIMARY KEY (product_id),</text:p>
      <text:p text:style-name="Standard"><text:s text:c="2"/><text:span text:style-name="Source_20_Text"><text:span text:style-name="T1">FOREIGN KEY</text:span></text:span>(category_id) references category(category_id) ON DELETE CASCADE ,</text:p>
      <text:p text:style-name="Standard"><text:s text:c="2"/><text:span text:style-name="Source_20_Text">FOREIGN KEY</text:span>(user_id) references user(user_id) ON DELETE CASCADE ,</text:p>
      <text:p text:style-name="Standard"><text:s text:c="2"/><text:span text:style-name="Source_20_Text">FOREIGN KEY</text:span>(sub_category_id) references sub_category(sub_category_id) ON DELETE CASCADE</text:p>
      <text:p text:style-name="Standard"><text:s text:c="2"/>);</text:p>
      <text:p text:style-name="Standard"/>
      <text:p text:style-name="Standard"/>
      <text:p text:style-name="Standard"/>
      <text:p text:style-name="Standard"/>
      <text:p text:style-name="Standard">/* key value pair for product */</text:p>
      <text:p text:style-name="Standard"><text:soft-page-break/></text:p>
      <text:p text:style-name="Standard">CREATE TABLE product_key_value(</text:p>
      <text:p text:style-name="Standard">product_key_value_id INT NOT NULL AUTO_INCREMENT,</text:p>
      <text:p text:style-name="Standard">product_id INT NOT NULL,</text:p>
      <text:p text:style-name="Standard">key varchar(255),</text:p>
      <text:p text:style-name="Standard">value varchar(255),</text:p>
      <text:p text:style-name="Standard">PRIMARY KEY (product_key_value_id),</text:p>
      <text:p text:style-name="Standard">foreign key(product_id) references product (product_id) ON DELETE CASCADE</text:p>
      <text:p text:style-name="Standard">);</text:p>
      <text:p text:style-name="Standard"/>
      <text:p text:style-name="Standard">/* bank detail queries- */</text:p>
      <text:p text:style-name="Standard"/>
      <text:p text:style-name="Standard">create table cardDetails </text:p>
      <text:p text:style-name="Standard">(</text:p>
      <text:p text:style-name="Standard"><text:s text:c="4"/>card_type varchar(20) NOT NULL,</text:p>
      <text:p text:style-name="Standard"><text:s text:c="4"/>card_number varchar(16),</text:p>
      <text:p text:style-name="Standard"><text:s text:c="4"/>cvv varchar(3) ,</text:p>
      <text:p text:style-name="Standard"><text:s text:c="4"/>ex_date varchar(<text:span text:style-name="T2">7</text:span>),</text:p>
      <text:p text:style-name="Standard"><text:s text:c="4"/>balance integer(10) DEFAULT 0,</text:p>
      <text:p text:style-name="Standard"><text:s text:c="4"/>PRIMARY KEY (`card_number`)</text:p>
      <text:p text:style-name="Standard">);</text:p>
      <text:p text:style-name="Standard"/>
      <text:p text:style-name="Standard"/>
      <text:p text:style-name="Standard">/* cart table detail */</text:p>
      <text:p text:style-name="Standard"/>
      <text:p text:style-name="Standard">/*CREATE TABLE `ebay`.`cart_table` (</text:p>
      <text:p text:style-name="Standard"><text:s text:c="2"/>`cart_table_id` INT NOT NULL AUTO_INCREMENT,</text:p>
      <text:p text:style-name="Standard"><text:s text:c="2"/>`user_id` VARCHAR(100) NULL,</text:p>
      <text:p text:style-name="Standard"><text:s text:c="2"/>`product_id` VARCHAR(100) NULL,</text:p>
      <text:p text:style-name="Standard"><text:s text:c="2"/>`quantity` INT NULL,</text:p>
      <text:p text:style-name="Standard"><text:s text:c="2"/>PRIMARY KEY (`cart_table_id`),</text:p>
      <text:p text:style-name="Standard"><text:s text:c="2"/>UNIQUE INDEX `cart_table_id_UNIQUE` (`cart_table_id` ASC)</text:p>
      <text:p text:style-name="Standard">);*/</text:p>
      <text:p text:style-name="Standard"/>
      <text:p text:style-name="P4">insert into user (user_fname ,user_lname,user_email, user_password) values ('admin','admin',<text:a xlink:type="simple" xlink:href="mailto:'admin@gmail.com" text:style-name="Internet_20_link" text:visited-style-name="Visited_20_Internet_20_Link">'admin@gmail.com</text:a>','admin');</text:p>
      <text:p text:style-name="P4"/>
      <text:p text:style-name="P5">insert into sub_category (category_id,sub_category_name) values (1,'<text:span text:style-name="T4">Pen Drives</text:span>'),(1,'<text:span text:style-name="T5">Memory Cards</text:span>'),(1,'<text:span text:style-name="T6">Hard Drives</text:span>');</text:p>
      <text:p text:style-name="P6"><text:span text:style-name="T3">insert into sub_category (category_id,sub_category_name) values (2,'</text:span>Clothing &amp; Accessories<text:span text:style-name="T3">'),(2,'</text:span>Watches<text:span text:style-name="T3">'),(2,'Shoes');</text:span></text:p>
      <text:p text:style-name="P6"><text:span text:style-name="T3">insert into sub_category (category_id,sub_category_name) values (3,'</text:span>Personal Care Devices<text:span text:style-name="T3">'),(3,'</text:span>Skin Care<text:span text:style-name="T3">'),(3,'</text:span>Health Care &amp; Instruments<text:span text:style-name="T3">');</text:span></text:p>
      <text:p text:style-name="P6"/>
      <text:p text:style-name="P7">insert into cardDetails values ('1111111111111111','123','10<text:span text:style-name="T7">000000000');</text:span></text:p>
      <text:p text:style-name="P8">insert into cardDetails values ('2222222222222222','999','10<text:span text:style-name="T7">000000000');</text:span></text:p>
      <text:p text:style-name="P8">insert into cardDetails values ('3333333333333333','100','10<text:span text:style-name="T7">000000000');</text:span></text:p>
      <text:p text:style-name="P8">insert into cardDetails values ('4444444444444444','200','10<text:span text:style-name="T7">000000000');</text:span></text:p>
      <text:p text:style-name="P8">insert into cardDetails values ('0000000000000000','000','<text:span text:style-name="T8">0');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Liberation Serif" fo:font-family="'Liberation Serif'" style:font-family-generic="roman" style:font-pitch="variable" fo:font-size="12pt" fo:language="en" fo:country="IN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Preformatted_20_Text" style:display-name="Preformatted Text" style:family="paragraph" style:parent-style-name="Standard" style:default-outline-level="" style:class="html"/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Nimbus Mono L" style:font-family-asian="'Nimbus Mono L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3T22:31:00</meta:creation-date>
    <dc:language>en-IN</dc:language>
    <dc:date>2018-03-19T23:36:27.650093011</dc:date>
    <meta:editing-cycles>51</meta:editing-cycles>
    <meta:editing-duration>PT5H42M46S</meta:editing-duration>
    <meta:generator>LibreOffice/5.1.6.2$Linux_X86_64 LibreOffice_project/10m0$Build-2</meta:generator>
    <meta:document-statistic meta:table-count="0" meta:image-count="0" meta:object-count="0" meta:page-count="3" meta:paragraph-count="114" meta:word-count="406" meta:character-count="3819" meta:non-whitespace-character-count="342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